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rrel-span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red-L/D</text:p>
          </table:table-cell>
          <table:table-cell office:value-type="string" calcext:value-type="string">
            <text:p>Pred-mass</text:p>
          </table:table-cell>
          <table:table-cell office:value-type="string" calcext:value-type="string">
            <text:p>Correl-L/D</text:p>
          </table:table-cell>
          <table:table-cell/>
          <table:table-cell office:value-type="string" calcext:value-type="string">
            <text:p>Model-mass</text:p>
          </table:table-cell>
          <table:table-cell/>
          <table:table-cell office:value-type="string" calcext:value-type="string">
            <text:p>su2-L/D</text:p>
          </table:table-cell>
          <table:table-cell office:value-type="string" calcext:value-type="string">
            <text:p>aoa</text:p>
          </table:table-cell>
          <table:table-cell table:number-columns-repeated="2"/>
        </table:table-row>
        <table:table-row table:style-name="ro1">
          <table:table-cell office:value-type="float" office:value="14.6795061788" calcext:value-type="float">
            <text:p>14.6795061788</text:p>
          </table:table-cell>
          <table:table-cell office:value-type="float" office:value="0.0511480143" calcext:value-type="float">
            <text:p>0.0511480143</text:p>
          </table:table-cell>
          <table:table-cell office:value-type="float" office:value="44.8164859339" calcext:value-type="float">
            <text:p>44.8164859339</text:p>
          </table:table-cell>
          <table:table-cell office:value-type="float" office:value="-25.9696604868" calcext:value-type="float">
            <text:p>-25.9696604868</text:p>
          </table:table-cell>
          <table:table-cell office:value-type="float" office:value="113.8278790757" calcext:value-type="float">
            <text:p>113.8278790757</text:p>
          </table:table-cell>
          <table:table-cell office:value-type="float" office:value="-25.9708854556167" calcext:value-type="float">
            <text:p>-25.9708854556</text:p>
          </table:table-cell>
          <table:table-cell table:formula="of:=([.F2]-[.D2])/[.F2]" office:value-type="float" office:value="0.0000471670024032773" calcext:value-type="float">
            <text:p>0.000047167</text:p>
          </table:table-cell>
          <table:table-cell office:value-type="float" office:value="113.456644077244" calcext:value-type="float">
            <text:p>113.4566440772</text:p>
          </table:table-cell>
          <table:table-cell table:formula="of:=([.H2]-[.E2])/[.H2]" office:value-type="float" office:value="-0.00327204282724296" calcext:value-type="float">
            <text:p>-0.0032720428</text:p>
          </table:table-cell>
          <table:table-cell office:value-type="float" office:value="-25.394789323141" calcext:value-type="float">
            <text:p>-25.3947893231</text:p>
          </table:table-cell>
          <table:table-cell office:value-type="float" office:value="6.24814686" calcext:value-type="float">
            <text:p>6.24814686</text:p>
          </table:table-cell>
          <table:table-cell office:value-type="float" office:value="-10.9932185069004" calcext:value-type="float">
            <text:p>-10.9932185069</text:p>
          </table:table-cell>
          <table:table-cell office:value-type="string" calcext:value-type="string">
            <text:p>Angle of attack : [2.97359626] --st dev : 9.952442428149944</text:p>
          </table:table-cell>
        </table:table-row>
        <table:table-row table:style-name="ro1">
          <table:table-cell office:value-type="float" office:value="7.03847301741048" calcext:value-type="float">
            <text:p>7.0384730174</text:p>
          </table:table-cell>
          <table:table-cell office:value-type="float" office:value="0.0512270209458842" calcext:value-type="float">
            <text:p>0.0512270209</text:p>
          </table:table-cell>
          <table:table-cell office:value-type="float" office:value="44.7683140206715" calcext:value-type="float">
            <text:p>44.7683140207</text:p>
          </table:table-cell>
          <table:table-cell office:value-type="float" office:value="-21.5745249282245" calcext:value-type="float">
            <text:p>-21.5745249282</text:p>
          </table:table-cell>
          <table:table-cell office:value-type="float" office:value="74.3216417861017" calcext:value-type="float">
            <text:p>74.3216417861</text:p>
          </table:table-cell>
          <table:table-cell office:value-type="float" office:value="-22.0852256323999" calcext:value-type="float">
            <text:p>-22.0852256324</text:p>
          </table:table-cell>
          <table:table-cell table:formula="of:=([.F3]-[.D3])/[.F3]" office:value-type="float" office:value="0.0231240881427167" calcext:value-type="float">
            <text:p>0.0231240881</text:p>
          </table:table-cell>
          <table:table-cell office:value-type="float" office:value="74.262001697056" calcext:value-type="float">
            <text:p>74.2620016971</text:p>
          </table:table-cell>
          <table:table-cell table:formula="of:=([.H3]-[.E3])/[.H3]" office:value-type="float" office:value="-0.000803103709606374" calcext:value-type="float">
            <text:p>-0.0008031037</text:p>
          </table:table-cell>
          <table:table-cell office:value-type="float" office:value="-20.2456049663421" calcext:value-type="float">
            <text:p>-20.2456049663</text:p>
          </table:table-cell>
          <table:table-cell office:value-type="float" office:value="5.51170067" calcext:value-type="float">
            <text:p>5.51170067</text:p>
          </table:table-cell>
          <table:table-cell table:number-columns-repeated="2"/>
        </table:table-row>
        <table:table-row table:style-name="ro1">
          <table:table-cell office:value-type="float" office:value="4.2839836611" calcext:value-type="float">
            <text:p>4.2839836611</text:p>
          </table:table-cell>
          <table:table-cell office:value-type="float" office:value="0.0510051847" calcext:value-type="float">
            <text:p>0.0510051847</text:p>
          </table:table-cell>
          <table:table-cell office:value-type="float" office:value="44.7233505347" calcext:value-type="float">
            <text:p>44.7233505347</text:p>
          </table:table-cell>
          <table:table-cell office:value-type="float" office:value="-14.9366062628" calcext:value-type="float">
            <text:p>-14.9366062628</text:p>
          </table:table-cell>
          <table:table-cell office:value-type="float" office:value="63.9612158707" calcext:value-type="float">
            <text:p>63.9612158707</text:p>
          </table:table-cell>
          <table:table-cell office:value-type="float" office:value="-14.9424767396081" calcext:value-type="float">
            <text:p>-14.9424767396</text:p>
          </table:table-cell>
          <table:table-cell table:formula="of:=([.F4]-[.D4])/[.F4]" office:value-type="float" office:value="0.000392871738092754" calcext:value-type="float">
            <text:p>0.0003928717</text:p>
          </table:table-cell>
          <table:table-cell office:value-type="float" office:value="63.9246973098171" calcext:value-type="float">
            <text:p>63.9246973098</text:p>
          </table:table-cell>
          <table:table-cell table:formula="of:=([.H4]-[.E4])/[.H4]" office:value-type="float" office:value="-0.000571274678171929" calcext:value-type="float">
            <text:p>-0.0005712747</text:p>
          </table:table-cell>
          <table:table-cell office:value-type="float" office:value="-15.8168911075908" calcext:value-type="float">
            <text:p>-15.8168911076</text:p>
          </table:table-cell>
          <table:table-cell office:value-type="float" office:value="5.10845052" calcext:value-type="float">
            <text:p>5.10845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2-span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red-L/D</text:p>
          </table:table-cell>
          <table:table-cell office:value-type="string" calcext:value-type="string">
            <text:p>Pred-mass</text:p>
          </table:table-cell>
          <table:table-cell office:value-type="string" calcext:value-type="string">
            <text:p>su2-L/D</text:p>
          </table:table-cell>
          <table:table-cell/>
          <table:table-cell office:value-type="string" calcext:value-type="string">
            <text:p>Model-mass</text:p>
          </table:table-cell>
          <table:table-cell/>
          <table:table-cell office:value-type="string" calcext:value-type="string">
            <text:p>Correl-L/D</text:p>
          </table:table-cell>
          <table:table-cell office:value-type="string" calcext:value-type="string">
            <text:p>aoa</text:p>
          </table:table-cell>
          <table:table-cell table:number-columns-repeated="2"/>
        </table:table-row>
        <table:table-row table:style-name="ro1">
          <table:table-cell office:value-type="float" office:value="8.58225103061039" calcext:value-type="float">
            <text:p>8.5822510306</text:p>
          </table:table-cell>
          <table:table-cell office:value-type="float" office:value="0.0514918006055699" calcext:value-type="float">
            <text:p>0.0514918006</text:p>
          </table:table-cell>
          <table:table-cell office:value-type="float" office:value="42.9008248565987" calcext:value-type="float">
            <text:p>42.9008248566</text:p>
          </table:table-cell>
          <table:table-cell office:value-type="float" office:value="-21.6893396004588" calcext:value-type="float">
            <text:p>-21.6893396005</text:p>
          </table:table-cell>
          <table:table-cell office:value-type="float" office:value="80.8857417991786" calcext:value-type="float">
            <text:p>80.8857417992</text:p>
          </table:table-cell>
          <table:table-cell office:value-type="float" office:value="-21.6016560110067" calcext:value-type="float">
            <text:p>-21.601656011</text:p>
          </table:table-cell>
          <table:table-cell table:formula="of:=([.F6]-[.D6])/[.F6]" office:value-type="float" office:value="-0.00405911423677074" calcext:value-type="float">
            <text:p>-0.0040591142</text:p>
          </table:table-cell>
          <table:table-cell office:value-type="float" office:value="80.6969402561614" calcext:value-type="float">
            <text:p>80.6969402562</text:p>
          </table:table-cell>
          <table:table-cell table:formula="of:=([.H6]-[.E6])/[.H6]" office:value-type="float" office:value="-0.00233963694804142" calcext:value-type="float">
            <text:p>-0.0023396369</text:p>
          </table:table-cell>
          <table:table-cell office:value-type="float" office:value="-23.4716056628316" calcext:value-type="float">
            <text:p>-23.4716056628</text:p>
          </table:table-cell>
          <table:table-cell office:value-type="float" office:value="5.70152473" calcext:value-type="float">
            <text:p>5.70152473</text:p>
          </table:table-cell>
          <table:table-cell table:number-columns-repeated="2"/>
        </table:table-row>
        <table:table-row table:style-name="ro1">
          <table:table-cell office:value-type="float" office:value="5.50737508269273" calcext:value-type="float">
            <text:p>5.5073750827</text:p>
          </table:table-cell>
          <table:table-cell office:value-type="float" office:value="0.0514054682412702" calcext:value-type="float">
            <text:p>0.0514054682</text:p>
          </table:table-cell>
          <table:table-cell office:value-type="float" office:value="42.5379138144563" calcext:value-type="float">
            <text:p>42.5379138145</text:p>
          </table:table-cell>
          <table:table-cell office:value-type="float" office:value="-18.0247767058249" calcext:value-type="float">
            <text:p>-18.0247767058</text:p>
          </table:table-cell>
          <table:table-cell office:value-type="float" office:value="68.7919592870787" calcext:value-type="float">
            <text:p>68.7919592871</text:p>
          </table:table-cell>
          <table:table-cell office:value-type="float" office:value="-17.9940745482006" calcext:value-type="float">
            <text:p>-17.9940745482</text:p>
          </table:table-cell>
          <table:table-cell table:formula="of:=([.F7]-[.D7])/[.F7]" office:value-type="float" office:value="-0.00170623710277843" calcext:value-type="float">
            <text:p>-0.0017062371</text:p>
          </table:table-cell>
          <table:table-cell office:value-type="float" office:value="68.3479231067487" calcext:value-type="float">
            <text:p>68.3479231067</text:p>
          </table:table-cell>
          <table:table-cell table:formula="of:=([.H7]-[.E7])/[.H7]" office:value-type="float" office:value="-0.00649670334000475" calcext:value-type="float">
            <text:p>-0.0064967033</text:p>
          </table:table-cell>
          <table:table-cell office:value-type="float" office:value="-18.7415408510343" calcext:value-type="float">
            <text:p>-18.741540851</text:p>
          </table:table-cell>
          <table:table-cell office:value-type="float" office:value="5.84730385" calcext:value-type="float">
            <text:p>5.84730385</text:p>
          </table:table-cell>
          <table:table-cell table:number-columns-repeated="2"/>
        </table:table-row>
        <table:table-row table:style-name="ro1">
          <table:table-cell office:value-type="float" office:value="4.28793374513337" calcext:value-type="float">
            <text:p>4.2879337451</text:p>
          </table:table-cell>
          <table:table-cell office:value-type="float" office:value="0.0510172411036657" calcext:value-type="float">
            <text:p>0.0510172411</text:p>
          </table:table-cell>
          <table:table-cell office:value-type="float" office:value="43.567708514239" calcext:value-type="float">
            <text:p>43.5677085142</text:p>
          </table:table-cell>
          <table:table-cell office:value-type="float" office:value="-15.0049295363295" calcext:value-type="float">
            <text:p>-15.0049295363</text:p>
          </table:table-cell>
          <table:table-cell office:value-type="float" office:value="64.0633422628791" calcext:value-type="float">
            <text:p>64.0633422629</text:p>
          </table:table-cell>
          <table:table-cell office:value-type="float" office:value="-15.4070538100079" calcext:value-type="float">
            <text:p>-15.40705381</text:p>
          </table:table-cell>
          <table:table-cell table:formula="of:=([.F8]-[.D8])/[.F8]" office:value-type="float" office:value="0.0261000109843969" calcext:value-type="float">
            <text:p>0.026100011</text:p>
          </table:table-cell>
          <table:table-cell office:value-type="float" office:value="63.9321953968771" calcext:value-type="float">
            <text:p>63.9321953969</text:p>
          </table:table-cell>
          <table:table-cell table:formula="of:=([.H8]-[.E8])/[.H8]" office:value-type="float" office:value="-0.00205134307038691" calcext:value-type="float">
            <text:p>-0.0020513431</text:p>
          </table:table-cell>
          <table:table-cell office:value-type="float" office:value="-14.902501377065" calcext:value-type="float">
            <text:p>-14.9025013771</text:p>
          </table:table-cell>
          <table:table-cell office:value-type="float" office:value="7.33082588" calcext:value-type="float">
            <text:p>7.33082588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okrig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k9-span</text:p>
          </table:table-cell>
          <table:table-cell office:value-type="string" calcext:value-type="string">
            <text:p>taper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Pred-L/D</text:p>
          </table:table-cell>
          <table:table-cell office:value-type="string" calcext:value-type="string">
            <text:p>Pred-mass</text:p>
          </table:table-cell>
          <table:table-cell office:value-type="string" calcext:value-type="string">
            <text:p>Correl-L/D</text:p>
          </table:table-cell>
          <table:table-cell office:value-type="string" calcext:value-type="string">
            <text:p>correlerr</text:p>
          </table:table-cell>
          <table:table-cell office:value-type="string" calcext:value-type="string">
            <text:p>Model-mass</text:p>
          </table:table-cell>
          <table:table-cell office:value-type="string" calcext:value-type="string">
            <text:p>su2err</text:p>
          </table:table-cell>
          <table:table-cell office:value-type="string" calcext:value-type="string">
            <text:p>su2-L/D</text:p>
          </table:table-cell>
          <table:table-cell office:value-type="string" calcext:value-type="string">
            <text:p>Aoa-corel</text:p>
          </table:table-cell>
          <table:table-cell office:value-type="string" calcext:value-type="string">
            <text:p>Aoa-su2</text:p>
          </table:table-cell>
          <table:table-cell/>
        </table:table-row>
        <table:table-row table:style-name="ro1">
          <table:table-cell office:value-type="float" office:value="4.37718700010999" calcext:value-type="float">
            <text:p>4.3771870001</text:p>
          </table:table-cell>
          <table:table-cell office:value-type="float" office:value="0.0505011593553355" calcext:value-type="float">
            <text:p>0.0505011594</text:p>
          </table:table-cell>
          <table:table-cell office:value-type="float" office:value="1.50563439137517" calcext:value-type="float">
            <text:p>1.5056343914</text:p>
          </table:table-cell>
          <table:table-cell office:value-type="float" office:value="-18.9400439962663" calcext:value-type="float">
            <text:p>-18.9400439963</text:p>
          </table:table-cell>
          <table:table-cell office:value-type="float" office:value="64.0914990737273" calcext:value-type="float">
            <text:p>64.0914990737</text:p>
          </table:table-cell>
          <table:table-cell office:value-type="float" office:value="-13.5572999179009" calcext:value-type="float">
            <text:p>-13.5572999179</text:p>
          </table:table-cell>
          <table:table-cell table:formula="of:=([.F12]-[.D12])/[.F12]" office:value-type="float" office:value="-0.397036586264361" calcext:value-type="float">
            <text:p>-0.3970365863</text:p>
          </table:table-cell>
          <table:table-cell office:value-type="float" office:value="63.9944312115296" calcext:value-type="float">
            <text:p>63.9944312115</text:p>
          </table:table-cell>
          <table:table-cell table:formula="of:=([.J12]-[.D12])/[.J12]" office:value-type="float" office:value="-0.429880931559178" calcext:value-type="float">
            <text:p>-0.4298809316</text:p>
          </table:table-cell>
          <table:table-cell office:value-type="float" office:value="-13.2458889256" calcext:value-type="float">
            <text:p>-13.2458889256</text:p>
          </table:table-cell>
          <table:table-cell office:value-type="float" office:value="6.24686073" calcext:value-type="float">
            <text:p>6.24686073</text:p>
          </table:table-cell>
          <table:table-cell/>
          <table:table-cell office:value-type="string" calcext:value-type="string">
            <text:p>ck9</text:p>
          </table:table-cell>
        </table:table-row>
        <table:table-row table:style-name="ro1">
          <table:table-cell office:value-type="float" office:value="6.32910432574835" calcext:value-type="float">
            <text:p>6.3291043257</text:p>
          </table:table-cell>
          <table:table-cell office:value-type="float" office:value="0.0505087868291586" calcext:value-type="float">
            <text:p>0.0505087868</text:p>
          </table:table-cell>
          <table:table-cell office:value-type="float" office:value="6.17666582291451" calcext:value-type="float">
            <text:p>6.1766658229</text:p>
          </table:table-cell>
          <table:table-cell office:value-type="float" office:value="-19.8996548803003" calcext:value-type="float">
            <text:p>-19.8996548803</text:p>
          </table:table-cell>
          <table:table-cell office:value-type="float" office:value="71.0999478531646" calcext:value-type="float">
            <text:p>71.0999478532</text:p>
          </table:table-cell>
          <table:table-cell office:value-type="float" office:value="-17.265604702163" calcext:value-type="float">
            <text:p>-17.2656047022</text:p>
          </table:table-cell>
          <table:table-cell table:formula="of:=([.F13]-[.D13])/[.F13]" office:value-type="float" office:value="-0.152560551661843" calcext:value-type="float">
            <text:p>-0.1525605517</text:p>
          </table:table-cell>
          <table:table-cell office:value-type="float" office:value="70.8471230812345" calcext:value-type="float">
            <text:p>70.8471230812</text:p>
          </table:table-cell>
          <table:table-cell table:formula="of:=([.J13]-[.D13])/[.J13]" office:value-type="string" office:string-value="" calcext:value-type="error">
            <text:p>#DIV/0!</text:p>
          </table:table-cell>
          <table:table-cell/>
          <table:table-cell office:value-type="float" office:value="4.04541798" calcext:value-type="float">
            <text:p>4.04541798</text:p>
          </table:table-cell>
          <table:table-cell/>
          <table:table-cell office:value-type="string" calcext:value-type="string">
            <text:p>ck11</text:p>
          </table:table-cell>
        </table:table-row>
        <table:table-row table:style-name="ro1">
          <table:table-cell office:value-type="float" office:value="6.33120459133792" calcext:value-type="float">
            <text:p>6.3312045913</text:p>
          </table:table-cell>
          <table:table-cell office:value-type="float" office:value="0.0504797452746386" calcext:value-type="float">
            <text:p>0.0504797453</text:p>
          </table:table-cell>
          <table:table-cell office:value-type="float" office:value="5.29284096341659" calcext:value-type="float">
            <text:p>5.2928409634</text:p>
          </table:table-cell>
          <table:table-cell office:value-type="float" office:value="-21.0735893205648" calcext:value-type="float">
            <text:p>-21.0735893206</text:p>
          </table:table-cell>
          <table:table-cell office:value-type="float" office:value="71.0478076007951" calcext:value-type="float">
            <text:p>71.0478076008</text:p>
          </table:table-cell>
          <table:table-cell office:value-type="float" office:value="-17.2414844602765" calcext:value-type="float">
            <text:p>-17.2414844603</text:p>
          </table:table-cell>
          <table:table-cell table:formula="of:=([.F14]-[.D14])/[.F14]" office:value-type="float" office:value="-0.22226072639611" calcext:value-type="float">
            <text:p>-0.2222607264</text:p>
          </table:table-cell>
          <table:table-cell office:value-type="float" office:value="70.850755427241" calcext:value-type="float">
            <text:p>70.8507554272</text:p>
          </table:table-cell>
          <table:table-cell table:formula="of:=([.J14]-[.D14])/[.J14]" office:value-type="string" office:string-value="" calcext:value-type="error">
            <text:p>#DIV/0!</text:p>
          </table:table-cell>
          <table:table-cell/>
          <table:table-cell office:value-type="float" office:value="4.05156259" calcext:value-type="float">
            <text:p>4.05156259</text:p>
          </table:table-cell>
          <table:table-cell/>
          <table:table-cell office:value-type="string" calcext:value-type="string">
            <text:p>ck17</text:p>
          </table:table-cell>
        </table:table-row>
        <table:table-row table:style-name="ro1">
          <table:table-cell office:value-type="float" office:value="4.31672988242663" calcext:value-type="float">
            <text:p>4.3167298824</text:p>
          </table:table-cell>
          <table:table-cell office:value-type="float" office:value="0.0505073863077368" calcext:value-type="float">
            <text:p>0.0505073863</text:p>
          </table:table-cell>
          <table:table-cell office:value-type="float" office:value="4.15726428240986" calcext:value-type="float">
            <text:p>4.1572642824</text:p>
          </table:table-cell>
          <table:table-cell office:value-type="float" office:value="-19.6474587500009" calcext:value-type="float">
            <text:p>-19.64745875</text:p>
          </table:table-cell>
          <table:table-cell office:value-type="float" office:value="64.0882648378886" calcext:value-type="float">
            <text:p>64.0882648379</text:p>
          </table:table-cell>
          <table:table-cell office:value-type="float" office:value="-13.4103132864856" calcext:value-type="float">
            <text:p>-13.4103132865</text:p>
          </table:table-cell>
          <table:table-cell table:formula="of:=([.F15]-[.D15])/[.F15]" office:value-type="float" office:value="-0.465100652779" calcext:value-type="float">
            <text:p>-0.4651006528</text:p>
          </table:table-cell>
          <table:table-cell office:value-type="float" office:value="63.769869787717" calcext:value-type="float">
            <text:p>63.7698697877</text:p>
          </table:table-cell>
          <table:table-cell table:formula="of:=([.J15]-[.D15])/[.J15]" office:value-type="float" office:value="-0.38214001433655" calcext:value-type="float">
            <text:p>-0.3821400143</text:p>
          </table:table-cell>
          <table:table-cell office:value-type="float" office:value="-14.2152448711443" calcext:value-type="float">
            <text:p>-14.2152448711</text:p>
          </table:table-cell>
          <table:table-cell office:value-type="float" office:value="6.30168111" calcext:value-type="float">
            <text:p>6.30168111</text:p>
          </table:table-cell>
          <table:table-cell office:value-type="string" calcext:value-type="string">
            <text:p>5.89806734+/-0.0323</text:p>
          </table:table-cell>
          <table:table-cell office:value-type="string" calcext:value-type="string">
            <text:p>ck11</text:p>
          </table:table-cell>
        </table:table-row>
        <table:table-row table:style-name="ro1">
          <table:table-cell office:value-type="float" office:value="4.2909849484675" calcext:value-type="float">
            <text:p>4.2909849485</text:p>
          </table:table-cell>
          <table:table-cell office:value-type="float" office:value="0.0504906464961384" calcext:value-type="float">
            <text:p>0.0504906465</text:p>
          </table:table-cell>
          <table:table-cell office:value-type="float" office:value="4.04325726474362" calcext:value-type="float">
            <text:p>4.0432572647</text:p>
          </table:table-cell>
          <table:table-cell office:value-type="float" office:value="-20.4910601083207" calcext:value-type="float">
            <text:p>-20.4910601083</text:p>
          </table:table-cell>
          <table:table-cell office:value-type="float" office:value="63.9939549210011" calcext:value-type="float">
            <text:p>63.993954921</text:p>
          </table:table-cell>
          <table:table-cell office:value-type="float" office:value="-13.3360008250109" calcext:value-type="float">
            <text:p>-13.336000825</text:p>
          </table:table-cell>
          <table:table-cell table:formula="of:=([.F16]-[.D16])/[.F16]" office:value-type="float" office:value="-0.536522108628763" calcext:value-type="float">
            <text:p>-0.5365221086</text:p>
          </table:table-cell>
          <table:table-cell office:value-type="float" office:value="63.6821486070699" calcext:value-type="float">
            <text:p>63.6821486071</text:p>
          </table:table-cell>
          <table:table-cell table:formula="of:=([.J16]-[.D16])/[.J16]" office:value-type="float" office:value="-0.460073693233828" calcext:value-type="float">
            <text:p>-0.4600736932</text:p>
          </table:table-cell>
          <table:table-cell office:value-type="float" office:value="-14.0342643" calcext:value-type="float">
            <text:p>-14.0342643</text:p>
          </table:table-cell>
          <table:table-cell office:value-type="float" office:value="6.35106983" calcext:value-type="float">
            <text:p>6.35106983</text:p>
          </table:table-cell>
          <table:table-cell office:value-type="float" office:value="5.89806734" calcext:value-type="float">
            <text:p>5.89806734</text:p>
          </table:table-cell>
          <table:table-cell office:value-type="string" calcext:value-type="string">
            <text:p>ck17</text:p>
          </table:table-cell>
        </table:table-row>
        <table:table-row table:style-name="ro1">
          <table:table-cell office:value-type="float" office:value="6.96995542153844" calcext:value-type="float">
            <text:p>6.9699554215</text:p>
          </table:table-cell>
          <table:table-cell office:value-type="float" office:value="0.0505098519533705" calcext:value-type="float">
            <text:p>0.050509852</text:p>
          </table:table-cell>
          <table:table-cell office:value-type="float" office:value="4.41494707033625" calcext:value-type="float">
            <text:p>4.4149470703</text:p>
          </table:table-cell>
          <table:table-cell office:value-type="float" office:value="-19.919974952814" calcext:value-type="float">
            <text:p>-19.9199749528</text:p>
          </table:table-cell>
          <table:table-cell office:value-type="float" office:value="73.1009879588307" calcext:value-type="float">
            <text:p>73.1009879588</text:p>
          </table:table-cell>
          <table:table-cell office:value-type="float" office:value="-17.7959550793568" calcext:value-type="float">
            <text:p>-17.7959550794</text:p>
          </table:table-cell>
          <table:table-cell table:formula="of:=([.F17]-[.D17])/[.F17]" office:value-type="float" office:value="-0.119354081530644" calcext:value-type="float">
            <text:p>-0.1193540815</text:p>
          </table:table-cell>
          <table:table-cell office:value-type="float" office:value="73.1495631020241" calcext:value-type="float">
            <text:p>73.149563102</text:p>
          </table:table-cell>
          <table:table-cell table:formula="of:=([.J17]-[.D17])/[.J17]" office:value-type="float" office:value="-0.291892769445686" calcext:value-type="float">
            <text:p>-0.2918927694</text:p>
          </table:table-cell>
          <table:table-cell office:value-type="float" office:value="-15.419217" calcext:value-type="float">
            <text:p>-15.419217</text:p>
          </table:table-cell>
          <table:table-cell office:value-type="float" office:value="3.67953201" calcext:value-type="float">
            <text:p>3.67953201</text:p>
          </table:table-cell>
          <table:table-cell office:value-type="string" calcext:value-type="string">
            <text:p>5.53720206 +/- 0.39</text:p>
          </table:table-cell>
          <table:table-cell office:value-type="string" calcext:value-type="string">
            <text:p>ck11</text:p>
          </table:table-cell>
        </table:table-row>
        <table:table-row table:style-name="ro1">
          <table:table-cell office:value-type="float" office:value="6.9594120447" calcext:value-type="float">
            <text:p>6.9594120447</text:p>
          </table:table-cell>
          <table:table-cell office:value-type="float" office:value="0.050491393" calcext:value-type="float">
            <text:p>0.050491393</text:p>
          </table:table-cell>
          <table:table-cell office:value-type="float" office:value="4.0045875972" calcext:value-type="float">
            <text:p>4.0045875972</text:p>
          </table:table-cell>
          <table:table-cell office:value-type="float" office:value="-21.1760368188" calcext:value-type="float">
            <text:p>-21.1760368188</text:p>
          </table:table-cell>
          <table:table-cell office:value-type="float" office:value="73.0384352864" calcext:value-type="float">
            <text:p>73.0384352864</text:p>
          </table:table-cell>
          <table:table-cell office:value-type="float" office:value="-17.778252440303" calcext:value-type="float">
            <text:p>-17.7782524403</text:p>
          </table:table-cell>
          <table:table-cell table:formula="of:=([.F18]-[.D18])/[.F18]" office:value-type="float" office:value="-0.191120268423815" calcext:value-type="float">
            <text:p>-0.1911202684</text:p>
          </table:table-cell>
          <table:table-cell office:value-type="float" office:value="73.1130117530547" calcext:value-type="float">
            <text:p>73.1130117531</text:p>
          </table:table-cell>
          <table:table-cell table:formula="of:=([.J18]-[.D18])/[.J18]" office:value-type="float" office:value="-0.404387334934986" calcext:value-type="float">
            <text:p>-0.4043873349</text:p>
          </table:table-cell>
          <table:table-cell office:value-type="float" office:value="-15.07848746" calcext:value-type="float">
            <text:p>-15.07848746</text:p>
          </table:table-cell>
          <table:table-cell office:value-type="float" office:value="3.6885649" calcext:value-type="float">
            <text:p>3.6885649</text:p>
          </table:table-cell>
          <table:table-cell office:value-type="float" office:value="5.21866524" calcext:value-type="float">
            <text:p>5.21866524</text:p>
          </table:table-cell>
          <table:table-cell office:value-type="string" calcext:value-type="string">
            <text:p>ck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00/00/0000</text:date>, <text:time style:data-style-name="N2" text:time-value="13:31:17.61462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2:32:22.647397068</meta:creation-date>
    <dc:date>2018-10-24T21:50:07.023873533</dc:date>
    <meta:editing-duration>PT9H58M5S</meta:editing-duration>
    <meta:editing-cycles>19</meta:editing-cycles>
    <meta:generator>LibreOffice/5.1.6.2$Linux_X86_64 LibreOffice_project/10m0$Build-2</meta:generator>
    <meta:document-statistic meta:table-count="1" meta:cell-count="185" meta:object-count="0"/>
  </office:meta>
</office:document-meta>
</file>